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6pt" style:font-size-asian="16pt" style:font-size-complex="16pt"/>
    </style:style>
    <style:style style:name="T1" style:family="text">
      <style:text-properties fo:font-weight="bold" style:font-weight-asian="bold" style:font-weight-complex="bold"/>
    </style:style>
    <style:style style:name="T2" style:family="text">
      <style:text-properties fo:font-size="15pt" style:font-size-asian="15pt" style:font-size-complex="15pt"/>
    </style:style>
    <style:style style:name="T3" style:family="text">
      <style:text-properties fo:font-size="20pt" fo:font-weight="bold" style:font-size-asian="20pt" style:font-weight-asian="bold" style:font-size-complex="20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text:tab/><text:span text:style-name="T2"><text:tab/><text:tab/><text:tab/><text:tab/></text:span><text:span text:style-name="T3">Ante-Proyecto</text:span></text:p>
      <text:p text:style-name="P1"/>
      <text:p text:style-name="P1"/>
      <text:p text:style-name="P2"><text:span text:style-name="T1">Nombre</text:span>: David. Tobalina. Rodríguez.</text:p>
      <text:p text:style-name="P2"><text:span text:style-name="T1">Clase</text:span>: DW2E.</text:p>
      <text:p text:style-name="P2"><text:span text:style-name="T1">Título</text:span>: Tasker.</text:p>
      <text:p text:style-name="P2"/>
      <text:p text:style-name="P2"><text:span text:style-name="T1">Descripción:</text:span> La aplicación web Tasker consiste en una página web que permite a los usuarios a crear notas (el usuario puede crear apuntes que se guardan en la aplicación), tareas (el usuario puede programar tareas diariamente, si el usuario marca la tarea como finalizada ganará puntos, sino los perderá), lista de la compra (el usuario añade productos a una lista proporcionada por la aplicación, esta es guardada y puede ser visualizada, borrada y tachar productos ya comprados) y recordar eventos (en un calendario se añaden los eventos creados por el usuario para un día concreto). Está pensada para ayudar a las personas a organizarse mejor en su día a día.</text:p>
      <text:p text:style-name="P2">El idioma de la aplicación será inglés.</text:p>
      <text:p text:style-name="P2"/>
      <text:p text:style-name="P2"><text:span text:style-name="T1">Tecnologías a usar:</text:span> Php, mysql, JavaScript, HTML5, CSS. Durante el desarrollo podrían implementarse más tecnologías.</text:p>
      <text:p text:style-name="P2"/>
      <text:p text:style-name="P2"><text:span text:style-name="T1">Entorno:</text:span> Visual Studio y Sublime Text. XAMPP, GitHub(subir los camb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2-25T21:04:32.39</meta:creation-date>
    <dc:date>2021-03-09T17:50:02.80</dc:date>
    <meta:editing-duration>PT33M21S</meta:editing-duration>
    <meta:editing-cycles>7</meta:editing-cycles>
    <meta:generator>OpenOffice/4.1.8$Win32 OpenOffice.org_project/418m3$Build-9803</meta:generator>
    <meta:document-statistic meta:table-count="0" meta:image-count="0" meta:object-count="0" meta:page-count="1" meta:paragraph-count="8" meta:word-count="151" meta:character-count="969"/>
  </office:meta>
</office:document-meta>
</file>